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age processing</text:p>
      <text:p text:style-name="Standard">SimpleCV is a library used for efficient computer vision tasks. Documentation can be found here. For the rest of the methods described here, you will need to import imgproc.</text:p>
      <text:p text:style-name="Standard"/>
      <text:p text:style-name="Standard">waitTime(msec)</text:p>
      <text:p text:style-name="Standard">Delay execution for msec milliseconds.</text:p>
      <text:p text:style-name="Standard">handleEvents()</text:p>
      <text:p text:style-name="Standard">Continually poll for events. Returns True on success, and False on quit.</text:p>
      <text:p text:style-name="Standard">class Viewer</text:p>
      <text:p text:style-name="Standard">Viewer class, handles the creation and manipulation of a window; you may only have one window open at a time.</text:p>
      <text:p text:style-name="Standard">Viewer(width, height, title)</text:p>
      <text:p text:style-name="Standard">Open an SDL window, ready to display an image.</text:p>
      <text:p text:style-name="Standard">Viewer.displayImage(image)</text:p>
      <text:p text:style-name="Standard">Display an image in the window.</text:p>
      <text:p text:style-name="Standard">del viewer</text:p>
      <text:p text:style-name="Standard">Close the view.</text:p>
      <text:p text:style-name="Standard">class Image</text:p>
      <text:p text:style-name="Standard">A container for image data, with pixel level access as well as high level functionality.</text:p>
      <text:p text:style-name="Standard">Image(image_ptr)</text:p>
      <text:p text:style-name="Standard">Initialises an image based on a C pointer.</text:p>
      <text:p text:style-name="Standard">Image.copy()</text:p>
      <text:p text:style-name="Standard">Create a copy of an image container and its data, and return it.</text:p>
      <text:p text:style-name="Standard">Image.drawRect(x, y, w, h, r, g, b)</text:p>
      <text:p text:style-name="Standard">Draw a unfilled coloured rectangle on an image.</text:p>
      <text:p text:style-name="Standard">Image.chromaKey(r_key, g_key, b_key, threshold)</text:p>
      <text:p text:style-name="Standard">Test the image against a Chroma key, setting non-passing pixels to black.</text:p>
      <text:p text:style-name="Standard">Image.detectBlobs()</text:p>
      <text:p text:style-name="Standard">Detect blobs in the image, returning a list of tuples of (x, y, width, height) of the rectangle bounds of the discovered blob.</text:p>
      <text:p text:style-name="Standard">Image.detectFaces()</text:p>
      <text:p text:style-name="Standard">Detect faces in the image, returning a list of tuples of (x, y, width, height) of the rectangle bounds of the discovered face.</text:p>
      <text:p text:style-name="Standard">Image[index]</text:p>
      <text:p text:style-name="Standard">Get a tuple of the red, green and blue values of a pixel. Co-ordinates are provided as a tuple of their x and y position. Example: red, green, blue = img[x, y] will set red, green and blue to the respective intensities of the pixel.</text:p>
      <text:p text:style-name="Standard">Image[key] = value</text:p>
      <text:p text:style-name="Standard">Set the value of a pixel at a given co-ordinate provided in the tuple key. key is a tuple of the x and y position, and value is a 3 component tuple of the red, green and blue intensities. Example: img[64, 32] = 255, 128, 0 sets the pixel at position x: 64 and y: 32 to a bright orange colour.</text:p>
      <text:p text:style-name="Standard">del image</text:p>
      <text:p text:style-name="Standard">Handles the destruction of the image data.</text:p>
      <text:p text:style-name="Standard">class Camera</text:p>
      <text:p text:style-name="Standard">Camera capture device: interfaces with a webcam allowing the user to grab images.</text:p>
      <text:p text:style-name="Standard">Camera(width, height)</text:p>
      <text:p text:style-name="Standard">Initialise the camera, setting the size of the capture to width pixels wide and height pixels high.</text:p>
      <text:p text:style-name="Standard">Camera.grabImage()</text:p>
      <text:p text:style-name="Standard">Grab a single image from the camera.</text:p>
      <text:p text:style-name="Standard"><text:soft-page-break/>del camera</text:p>
      <text:p text:style-name="Standard">Free the camera capture devi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2T07:53:38.419937246</meta:creation-date>
    <dc:date>2020-07-12T07:54:15.771592150</dc:date>
    <meta:editing-duration>PT38S</meta:editing-duration>
    <meta:editing-cycles>1</meta:editing-cycles>
    <meta:document-statistic meta:table-count="0" meta:image-count="0" meta:object-count="0" meta:page-count="2" meta:paragraph-count="42" meta:word-count="383" meta:character-count="2242" meta:non-whitespace-character-count="1901"/>
    <meta:generator>LibreOffice/6.0.7.3$Linux_X86_64 LibreOffice_project/00m0$Build-3</meta:generator>
  </office:meta>
</office:document-meta>
</file>